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top="0in" fo:margin-bottom="0in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D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ec469" officeooo:paragraph-rsid="00052b8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52b8c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paragraph-rsid="00052b8c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8pt" fo:font-weight="bold" officeooo:paragraph-rsid="00052b8c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 style:writing-mode="lr-tb"/>
      <style:text-properties officeooo:paragraph-rsid="00052b8c"/>
    </style:style>
    <style:style style:name="P6" style:family="paragraph" style:parent-style-name="Table_20_Contents">
      <style:paragraph-properties fo:text-align="end" style:justify-single-word="false" style:writing-mode="lr-tb"/>
      <style:text-properties officeooo:paragraph-rsid="00052b8c"/>
    </style:style>
    <style:style style:name="P7" style:family="paragraph" style:parent-style-name="Table_20_Contents">
      <style:paragraph-properties fo:text-align="end" style:justify-single-word="false" style:writing-mode="lr-tb"/>
      <style:text-properties officeooo:rsid="00200727" officeooo:paragraph-rsid="00052b8c"/>
    </style:style>
    <style:style style:name="T1" style:family="text">
      <style:text-properties officeooo:rsid="001ec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twell Offset Private Limited</text:p>
      <text:p text:style-name="P3">AG-49, RBG Complex, Bahucharaji Road, Karelibag, Vadodara-390018</text:p>
      <text:p text:style-name="P3">Mob : 9974087411 <text:s text:c="2"/>Mail : admin@gmail.com</text:p>
      <text:p text:style-name="P2"/>
      <text:p text:style-name="P2"/>
      <text:p text:style-name="P2">Quote No. : <text:s/>94</text:p>
      <text:p text:style-name="P2">Date <text:s text:c="9"/>: <text:s/>06/07/2022</text:p>
      <text:p text:style-name="P2"/>
      <text:p text:style-name="P2">To</text:p>
      <text:p text:style-name="P2">Stone Sapphire India Pvt. Ltd.</text:p>
      <text:p text:style-name="P2">627, GIDC Estate, Manjusar, Savli Road, </text:p>
      <text:p>Vadodara-391775</text:p>
      <text:p text:style-name="P2">Email : <text:s text:c="6"/></text:p>
      <text:p text:style-name="P2">Phone: 919510976569</text:p>
      <text:p text:style-name="P2"/>
      <text:p text:style-name="P2">Job Ref. : SP10505 Claystar 50 gm</text:p>
      <text:p text:style-name="P2"/>
      <text:p text:style-name="P2">Dear Sir,</text:p>
      <text:p text:style-name="P1"/>
      <text:p>Thank you very much for your inquiry. Quoted below is/are our lowest rate/s subject to Terms and Conditions depicted hereunder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7">Unit Price</text:p>
          </table:table-cell>
          <table:table-cell table:style-name="Table1.D1" office:value-type="string">
            <text:p text:style-name="P6">Amount</text:p>
          </table:table-cell>
        </table:table-row>
        <table:table-row table:style-name="Table1.2">
          <table:table-cell table:style-name="Table1.A2" office:value-type="string">
            <text:p text:style-name="P5">BOX ~ Duplex White Back 296 GSM ~ 4/C Printing on Single Side </text:p>
          </table:table-cell>
          <table:table-cell table:style-name="Table1.A2" office:value-type="string">
            <text:p text:style-name="P6">15000</text:p>
            <text:p text:style-name="P6">25000</text:p>
            <text:p text:style-name="P6">40000</text:p>
          </table:table-cell>
          <table:table-cell table:style-name="Table1.A2" office:value-type="string">
            <text:p text:style-name="P7">2.0919</text:p>
            <text:p text:style-name="P7">1.981</text:p>
            <text:p text:style-name="P7">1.8823</text:p>
          </table:table-cell>
          <table:table-cell table:style-name="Table1.D2" office:value-type="string">
            <text:p text:style-name="P6">31378.00</text:p>
            <text:p text:style-name="P6">49524.00</text:p>
            <text:p text:style-name="P6">75292.00</text:p>
          </table:table-cell>
        </table:table-row>
      </table:table>
      <text:p text:style-name="P2"/>
      <text:p text:style-name="P1">In case of any query, please communicate with us without hesitation or delay.</text:p>
      <text:p/>
      <text:p>Warm regards,</text:p>
      <text:p>For Printwell Offset Private Limited</text:p>
      <text:p/>
      <text:p/>
      <text:p/>
      <text:p text:style-name="P2"/>
      <text:p text:style-name="P2">Terms <text:span text:style-name="T1">And</text:span> Conditions:</text:p>
      <text:p text:style-name="P1">1. Validity of this quotation is 15 days from the date hereof.</text:p>
      <text:p>2. Taxes and delivery charges for out-station would be extra as applicable.</text:p>
      <text:p>3. Rates are for the quantity stated hereof and are subject to change with variation in quantity.</text:p>
      <text:p>4. 50% advance, balance against delivery.</text:p>
      <text:p>5. The deal is Subject to Vadodara Jurisdi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7:23:29.107205104</meta:creation-date>
    <dc:date>2022-05-03T07:26:19.506341646</dc:date>
    <meta:editing-duration>PT2M51S</meta:editing-duration>
    <meta:editing-cycles>1</meta:editing-cycles>
    <meta:document-statistic meta:table-count="1" meta:image-count="0" meta:object-count="0" meta:page-count="1" meta:paragraph-count="30" meta:word-count="51" meta:character-count="456" meta:non-whitespace-character-count="415"/>
    <meta:generator>LibreOffice/6.4.7.2$Linux_X86_64 LibreOffice_project/40$Build-2</meta:generator>
  </office:meta>
</office:document-meta>
</file>